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05cm" draw:marker-start="Circle" draw:marker-start-width="0.355cm" draw:marker-end="Circle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19cm" fo:min-width="0.379cm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191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measure">
      <style:graphic-properties draw:textarea-vertical-align="middle"/>
    </style:style>
    <style:style style:name="gr11" style:family="graphic" style:parent-style-name="measure">
      <style:graphic-properties draw:stroke="none" draw:fill="solid" draw:fill-color="#000000" draw:textarea-horizontal-align="center" draw:textarea-vertical-align="middle" fo:min-height="0.613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0.688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Times New Roman" fo:font-style="italic" style:font-style-asian="italic" style:font-style-complex="italic"/>
    </style:style>
    <style:style style:name="P6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9cm" svg:x2="1cm" svg:y2="1cm">
          <text:p/>
        </draw:line>
        <draw:line draw:style-name="gr1" draw:text-style-name="P1" draw:layer="layout" svg:x1="1cm" svg:y1="9cm" svg:x2="14cm" svg:y2="9cm">
          <text:p/>
        </draw:line>
        <draw:line draw:style-name="gr2" draw:text-style-name="P1" draw:layer="layout" svg:x1="3cm" svg:y1="2cm" svg:x2="10cm" svg:y2="6cm">
          <text:p/>
        </draw:line>
        <draw:g>
          <draw:custom-shape draw:style-name="gr3" draw:text-style-name="P2" draw:layer="layout" svg:width="0.879cm" svg:height="0.369cm" svg:x="3.412cm" svg:y="6.3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68cm" svg:height="0.441cm" draw:transform="rotate (1.62018914462634) translate (3.224cm 6.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46cm" svg:height="0.147cm" svg:x="4.013cm" svg:y="6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" draw:layer="layout" svg:x1="4.2cm" svg:y1="6.2cm" svg:x2="5.6cm" svg:y2="3.7cm">
          <text:p/>
        </draw:line>
        <draw:custom-shape draw:style-name="gr7" draw:text-style-name="P1" draw:layer="layout" svg:width="0.292cm" svg:height="0.31cm" draw:transform="rotate (-0.509636141582344) translate (5.69cm 3.539cm)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277cm" svg:height="0.962cm" svg:x="1.849cm" svg:y="1.573cm">
          <draw:text-box>
            <text:p><text:span text:style-name="T1">P1</text:span></text:p>
          </draw:text-box>
        </draw:frame>
        <draw:frame draw:style-name="gr8" draw:text-style-name="P4" draw:layer="layout" svg:width="1.277cm" svg:height="0.962cm" svg:x="8.21cm" svg:y="5.486cm">
          <draw:text-box>
            <text:p><text:span text:style-name="T1">P2</text:span></text:p>
          </draw:text-box>
        </draw:frame>
        <draw:frame draw:style-name="gr8" draw:text-style-name="P4" draw:layer="layout" svg:width="1.277cm" svg:height="0.962cm" svg:x="3.119cm" svg:y="6.793cm">
          <draw:text-box>
            <text:p><text:span text:style-name="T1">P0</text:span></text:p>
          </draw:text-box>
        </draw:frame>
        <draw:g>
          <draw:custom-shape draw:style-name="gr3" draw:text-style-name="P2" draw:layer="layout" svg:width="0.879cm" svg:height="0.369cm" svg:x="11.706cm" svg:y="5.4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68cm" svg:height="0.441cm" draw:transform="rotate (1.62018914462634) translate (11.518cm 5.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46cm" svg:height="0.147cm" svg:x="12.307cm" svg:y="5.4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10.005cm" svg:y1="6.023cm" svg:x2="12.348cm" svg:y2="7.362cm">
          <text:p/>
        </draw:line>
        <draw:line draw:style-name="gr9" draw:text-style-name="P1" draw:layer="layout" svg:x1="11.522cm" svg:y1="6.876cm" svg:x2="12.132cm" svg:y2="5.829cm">
          <text:p/>
        </draw:line>
        <draw:line draw:style-name="gr6" draw:text-style-name="P1" draw:layer="layout" svg:x1="10.055cm" svg:y1="5.881cm" svg:x2="11.456cm" svg:y2="5.688cm">
          <text:p/>
        </draw:line>
        <draw:measure draw:style-name="gr10" draw:text-style-name="P6" draw:layer="measurelines" svg:x1="4.099cm" svg:y1="6.219cm" svg:x2="5.597cm" svg:y2="3.682cm">
          <text:p text:style-name="P5"><text:span text:style-name="T2"><text:s/></text:span></text:p>
        </draw:measure>
        <draw:measure draw:style-name="gr10" draw:text-style-name="P8" draw:layer="measurelines" svg:x1="9.825cm" svg:y1="5.761cm" svg:x2="12.193cm" svg:y2="5.41cm">
          <text:p text:style-name="P7"><text:span text:style-name="T3"><text:s/></text:span></text:p>
        </draw:measure>
        <draw:frame draw:style-name="gr8" draw:text-style-name="P4" draw:layer="layout" svg:width="1.277cm" svg:height="0.962cm" svg:x="12.497cm" svg:y="5.108cm">
          <draw:text-box>
            <text:p><text:span text:style-name="T1">P0</text:span></text:p>
          </draw:text-box>
        </draw:frame>
        <draw:g>
          <draw:path draw:style-name="gr11" draw:text-style-name="P9" draw:layer="layout" svg:width="0.31cm" svg:height="0.279cm" draw:transform="rotate (0.184655834861) translate (10.5119012750619cm 4.16181830905294cm)" svg:viewBox="0 0 311 280" svg:d="M75 8l2-8h89c38 0 66 4 85 13 18 9 32 22 43 41s17 39 17 60c0 18-3 36-10 53-6 18-13 32-21 42s-20 22-36 34c-17 13-35 22-54 28s-43 9-71 9h-119l3-8c11 0 18-1 22-2 5-3 9-6 12-10 4-6 8-17 13-35l50-169c4-14 6-24 6-32 0-5-2-9-6-12-3-3-10-4-21-4zM148 15l-61 210c-4 16-7 26-7 29 0 2 1 5 3 7 1 2 3 3 5 4 4 1 10 2 18 2 21 0 41-3 60-7 18-5 34-11 45-20 17-13 31-30 41-53 10-22 15-48 15-76 0-33-8-57-23-72-16-16-38-24-68-24-7 0-17 0-28 0z">
            <text:p/>
          </draw:path>
          <draw:path draw:style-name="gr11" draw:text-style-name="P9" draw:layer="layout" svg:width="0.161cm" svg:height="0.11cm" draw:transform="rotate (0.184655834861) translate (10.8924268812316cm 4.44652902535856cm)" svg:viewBox="0 0 162 111" svg:d="M49 0l-16 54c7-13 13-22 18-29 8-10 15-17 22-21 4-3 9-4 13-4s8 1 10 4c3 2 4 6 4 10s-1 9-2 15l-9 30c13-24 25-41 37-51 7-5 13-8 19-8 4 0 7 1 9 4 3 2 4 6 4 11s-1 10-2 15l-14 47c-2 10-4 15-4 16 0 2 1 2 1 3 1 1 1 1 2 1s2-1 4-2c5-4 9-8 13-14l4 3c-2 3-5 7-10 13-6 5-10 9-13 11-4 2-7 3-10 3s-6-1-7-3c-2-2-3-4-3-7 0-4 1-11 5-23l11-38c2-9 3-14 4-15 0-2 0-3 0-4 0-2-1-4-1-5-1-1-2-2-4-2-3 0-7 2-10 5-11 10-22 25-31 43-6 12-12 27-18 46h-18l21-72c2-8 3-13 3-16 0-2-1-4-1-5-1-1-2-1-4-1s-5 1-8 3c-5 3-11 9-19 20-7 10-13 20-17 29-2 4-7 18-14 42h-18l22-77 3-10c1-2 1-3 1-4s-1-3-3-4c-1-2-3-2-6-2-1 0-4 0-8 1l-1-4z">
            <text:p/>
          </draw:path>
          <draw:path draw:style-name="gr11" draw:text-style-name="P9" draw:layer="layout" svg:width="0.055cm" svg:height="0.157cm" draw:transform="rotate (0.184655834861) translate (11.0648464513601cm 4.36562089458196cm)" svg:viewBox="0 0 56 158" svg:d="M44 0c4 0 6 1 9 3 2 3 3 6 3 9s-1 6-3 8c-3 3-5 4-9 4-3 0-6-1-8-4-3-2-4-5-4-8s1-6 4-9c2-2 5-3 8-3zM46 47l-24 84c-1 6-2 9-2 10 0 2 0 3 1 3 1 1 2 2 3 2s2-1 4-2c4-4 9-9 14-16l4 3c-6 8-12 15-19 21-6 4-11 6-16 6-3 0-6-1-8-3-2-1-3-4-3-7s1-8 3-15l16-53c2-9 3-14 3-17 0-1 0-3-1-4-2-1-3-2-6-2-1 0-5 1-10 2v-5z">
            <text:p/>
          </draw:path>
          <draw:path draw:style-name="gr11" draw:text-style-name="P9" draw:layer="layout" svg:width="0.107cm" svg:height="0.11cm" draw:transform="rotate (0.184655834861) translate (11.1347208987127cm 4.40127246548073cm)" svg:viewBox="0 0 108 111" svg:d="M49 0l-16 54c15-22 27-36 35-43s15-11 23-11c4 0 7 1 10 4 2 3 3 6 3 10 0 5-1 11-3 19l-15 51c-1 5-2 9-2 10s0 2 1 3c0 1 1 1 2 1s2 0 3-1c5-4 9-9 14-16l4 3c-8 10-15 18-21 22-5 3-9 5-13 5-3 0-5-1-7-3-1-2-2-4-2-7 0-4 1-10 4-20l14-48c1-6 2-10 2-14 0-1 0-3-1-4s-3-1-4-1c-2 0-5 1-8 3-6 3-12 9-19 18-6 8-13 18-20 31-4 7-7 14-9 22l-6 20h-18l22-75c2-9 4-14 4-16s-1-3-2-5c-2-1-4-1-6-1-1 0-2 0-5 0l-4 1-1-5z">
            <text:p/>
          </draw:path>
        </draw:g>
        <draw:g>
          <draw:path draw:style-name="gr11" draw:text-style-name="P9" draw:layer="layout" svg:width="0.31cm" svg:height="0.279cm" draw:transform="rotate (1.00618231377473) translate (3.36898814009325cm 4.58208512754679cm)" svg:viewBox="0 0 311 280" svg:d="M75 8l2-8h89c38 0 66 4 85 13 18 9 32 22 43 41s17 39 17 60c0 18-3 36-10 53-6 18-13 32-21 42s-20 22-36 34c-17 13-35 22-54 28s-43 9-71 9h-119l3-8c11 0 18-1 22-2 5-3 9-6 12-10 4-6 8-17 13-35l50-169c4-14 6-24 6-32 0-5-2-9-6-12-3-3-10-4-21-4zM148 15l-61 210c-4 16-7 26-7 29 0 2 1 5 2 7 2 2 4 3 6 4 4 1 10 2 18 2 21 0 41-3 60-7 18-5 34-11 46-20 16-13 30-30 40-53 10-22 15-48 15-76 0-33-8-57-23-72-16-16-38-24-68-24-7 0-17 0-28 0z">
            <text:p/>
          </draw:path>
          <draw:path draw:style-name="gr11" draw:text-style-name="P9" draw:layer="layout" svg:width="0.161cm" svg:height="0.11cm" draw:transform="rotate (1.00618231377473) translate (3.83662708667406cm 4.49738716670435cm)" svg:viewBox="0 0 162 111" svg:d="M49 0l-16 54c7-13 13-22 18-29 8-10 15-17 22-21 4-3 9-4 13-4s8 1 10 4c3 2 4 6 4 10s-1 9-2 15l-9 30c13-24 25-41 37-51 7-5 13-8 19-8 4 0 7 1 9 4 3 2 4 6 4 11s-1 10-2 15l-14 47c-2 10-4 15-4 16 0 2 1 3 1 3 1 1 1 1 2 1s2-1 4-2c5-4 9-8 13-14l4 3c-2 3-5 7-10 13-6 5-10 9-13 11-4 2-7 3-10 3s-6-1-7-3c-2-2-3-4-3-7 0-4 1-11 5-23l11-38c2-9 3-14 4-15 0-2 0-3 0-4 0-2-1-4-1-5-1-1-2-2-4-2-3 0-7 2-10 5-11 10-22 25-31 43-6 12-12 27-18 46h-18l21-72c2-8 3-13 3-16 0-2-1-4-1-5-1-1-2-1-4-1s-5 1-8 3c-5 3-11 9-19 20-7 10-13 20-17 29-2 4-7 18-14 42h-18l22-77 3-10c1-2 1-3 1-4s-1-3-3-4c-1-2-3-2-6-2-1 0-4 0-8 1l-1-4z">
            <text:p/>
          </draw:path>
          <draw:path draw:style-name="gr11" draw:text-style-name="P9" draw:layer="layout" svg:width="0.055cm" svg:height="0.157cm" draw:transform="rotate (1.00618231377473) translate (3.89482297230633cm 4.31603702834063cm)" svg:viewBox="0 0 56 158" svg:d="M44 0c4 0 6 1 9 3 2 3 3 6 3 9s-1 6-3 8c-3 3-5 4-9 4-3 0-6-1-8-4-3-2-4-5-4-8s1-6 4-9c2-2 5-3 8-3zM46 47l-24 84c-1 6-2 9-2 10 0 2 0 3 1 3 1 1 2 2 3 2s2-1 4-2c4-4 9-9 14-16l4 3c-6 8-12 15-19 21-6 4-11 6-16 6-3 0-6-1-8-3-2-1-3-4-3-7s1-8 3-15l16-53c2-9 3-14 3-17 0-1 0-3-2-4-1-1-2-2-5-2-1 0-5 1-10 2v-5z">
            <text:p/>
          </draw:path>
          <draw:path draw:style-name="gr11" draw:text-style-name="P9" draw:layer="layout" svg:width="0.107cm" svg:height="0.11cm" draw:transform="rotate (1.00618231377473) translate (3.96851835566342cm 4.28915834957397cm)" svg:viewBox="0 0 108 111" svg:d="M49 0l-16 54c15-22 27-36 35-43 8-8 15-11 23-11 4 0 7 1 10 4 2 3 3 6 3 10 0 5-1 11-3 19l-15 51c-1 5-2 9-2 10s0 2 1 3c0 1 1 1 2 1s2 0 3-1c5-4 9-9 14-16l4 3c-8 10-15 18-21 22-5 3-9 5-13 5-3 0-5-1-7-3-1-1-2-4-2-7 0-4 1-10 4-20l14-48c1-6 2-10 2-14 0-1 0-3-1-4s-3-1-4-1c-2 0-5 1-8 3-6 3-12 9-19 18-6 8-13 18-20 31-4 7-7 14-9 22l-6 20h-18l22-75c2-9 4-14 4-16s-1-3-3-5c-1-1-3-1-5-1-1 0-2 0-5 0l-4 1-1-5z">
            <text:p/>
          </draw:path>
        </draw:g>
        <draw:frame draw:style-name="gr12" draw:text-style-name="P11" draw:layer="layout" svg:width="1.188cm" svg:height="0.692cm" svg:x="5.572cm" svg:y="2.867cm">
          <draw:text-box>
            <text:p text:style-name="P10"><text:span text:style-name="T4">PN</text:span></text:p>
          </draw:text-box>
        </draw:frame>
        <draw:frame draw:style-name="gr12" draw:text-style-name="P11" draw:layer="layout" svg:width="1.743cm" svg:height="0.692cm" svg:x="10.224cm" svg:y="5.774cm">
          <draw:text-box>
            <text:p text:style-name="P10"><text:span text:style-name="T4">PN</text:span><text:span text:style-name="T5">=</text:span><text:span text:style-name="T4">P2</text:span></text:p>
          </draw:text-box>
        </draw:frame>
        <draw:custom-shape draw:style-name="gr13" draw:text-style-name="P1" draw:layer="layout" svg:width="0.21cm" svg:height="0.202cm" svg:x="5.584cm" svg:y="3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6-15T20:21:26.912837795</meta:creation-date>
    <dc:date>2017-06-17T12:02:45.587177957</dc:date>
    <dc:creator>Sergey Budaev</dc:creator>
    <meta:editing-duration>PT1H24M10S</meta:editing-duration>
    <meta:editing-cycles>15</meta:editing-cycles>
    <meta:generator>LibreOffice/5.1.6.2$Linux_X86_64 LibreOffice_project/07ac168c60a517dba0f0d7bc7540f5afa45f0909</meta:generator>
    <meta:document-statistic meta:object-count="35"/>
  </office:meta>
</office:document-meta>
</file>